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8 IDC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DC Pin</text:p>
          </table:table-cell>
          <table:table-cell office:value-type="string">
            <text:p>Color</text:p>
          </table:table-cell>
          <table:table-cell office:value-type="string">
            <text:p>Switch</text:p>
          </table:table-cell>
          <table:table-cell office:value-type="string">
            <text:p>Switch Terminal</text:p>
          </table:table-cell>
          <table:table-cell office:value-type="string">
            <text:p>Arduino Pi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ay</text:p>
          </table:table-cell>
          <table:table-cell office:value-type="string">
            <text:p>Reset</text:p>
          </table:table-cell>
          <table:table-cell office:value-type="string">
            <text:p>comm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rple</text:p>
          </table:table-cell>
          <table:table-cell office:value-type="string">
            <text:p>Reset</text:p>
          </table:table-cell>
          <table:table-cell office:value-type="string">
            <text:p>no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lue</text:p>
          </table:table-cell>
          <table:table-cell office:value-type="string">
            <text:p>Key</text:p>
          </table:table-cell>
          <table:table-cell office:value-type="string">
            <text:p>comm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een</text:p>
          </table:table-cell>
          <table:table-cell office:value-type="string">
            <text:p>Key</text:p>
          </table:table-cell>
          <table:table-cell office:value-type="string">
            <text:p>no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Yellow</text:p>
          </table:table-cell>
          <table:table-cell office:value-type="string">
            <text:p>Estop</text:p>
          </table:table-cell>
          <table:table-cell office:value-type="string">
            <text:p>comm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range</text:p>
          </table:table-cell>
          <table:table-cell office:value-type="string">
            <text:p>Estop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ed</text:p>
          </table:table-cell>
          <table:table-cell office:value-type="string">
            <text:p>Reset</text:p>
          </table:table-cell>
          <table:table-cell office:value-type="string">
            <text:p>nc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rown</text:p>
          </table:table-cell>
          <table:table-cell office:value-type="string">
            <text:p>Key</text:p>
          </table:table-cell>
          <table:table-cell office:value-type="string">
            <text:p>nc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7">08/07/2021</text:date>, <text:time>13:5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usboom</meta:initial-creator>
    <meta:creation-date>2021-07-15T17:19:54</meta:creation-date>
    <meta:generator>OpenOffice/4.1.8$Unix OpenOffice.org_project/418m3$Build-9803</meta:generator>
    <dc:date>2021-08-07T13:50:13</dc:date>
    <dc:creator>Eric Busboom</dc:creator>
    <meta:editing-duration>P21DT18H10M17S</meta:editing-duration>
    <meta:editing-cycles>3</meta:editing-cycles>
    <meta:document-statistic meta:table-count="3" meta:cell-count="42" meta:object-count="0"/>
  </office:meta>
</office:document-meta>
</file>